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710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何だい？</text:p>
          </table:table-cell>
          <table:table-cell office:value-type="string" calcext:value-type="string">
            <text:p>What?&lt;br&gt;- だい&lt;br&gt;- Summary: A sentence final particle which indicates an interrogative word question in informal male speech. Part of speech: Particle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御免なさい</text:p>
          </table:table-cell>
          <table:table-cell office:value-type="string" calcext:value-type="string">
            <text:p>I'm sorry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何それ？美味しいの？</text:p>
          </table:table-cell>
          <table:table-cell office:value-type="string" calcext:value-type="string">
            <text:p>What’s that? (Tell me, ) Is that yummy?&lt;br&gt;- Expression / meme&lt;br&gt;- Used when you don’t know what something is, even when it’s obvious that it’s not food.</text:p>
          </table:table-cell>
          <table:table-cell office:value-type="string" calcext:value-type="string">
            <text:p>https://youtu.be/dunBnCI1iP0?t=75</text:p>
          </table:table-cell>
        </table:table-row>
        <table:table-row table:style-name="ro2" table:number-rows-repeated="1048515">
          <table:table-cell table:number-columns-repeated="3"/>
        </table:table-row>
        <table:table-row table:style-name="ro3" table:number-rows-repeated="57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 style:data-style-name="N2" text:time-value="11:25:05.717986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2-24T11:27:16.876090641</dc:date>
    <meta:editing-duration>P2DT3H7M25S</meta:editing-duration>
    <meta:editing-cycles>570</meta:editing-cycles>
    <meta:document-statistic meta:table-count="1" meta:cell-count="9" meta:object-count="0"/>
    <meta:user-defined meta:name=""/>
    <meta:user-defined meta:name="qrichtext">1</meta:user-defined>
  </office:meta>
</office:document-meta>
</file>